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69.75pt" svg:height="199.53pt" svg:x="646.3pt" svg:y="0pt">
            <loext:p draw:notify-on-update-of-ranges="Sheet1.E3:Sheet1.E3 Sheet1.A3:Sheet1.A13 Sheet1.C3:Sheet1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0.61pt" svg:height="196.53pt" svg:x="263.14pt" svg:y="0pt">
            <loext:p draw:notify-on-update-of-ranges="Sheet1.D32:Sheet1.D32 Sheet1.A3:Sheet1.A13 Sheet1.B3:Sheet1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68.22pt" svg:height="205.54pt" svg:x="646.7pt" svg:y="216.11pt">
            <loext:p draw:notify-on-update-of-ranges="Sheet1.A18:Sheet1.A28 Sheet1.C18:Sheet1.C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77.57pt" svg:height="192.02pt" svg:x="265.24pt" svg:y="221.36pt">
            <loext:p draw:notify-on-update-of-ranges="Sheet1.F22:Sheet1.F22 Sheet1.A18:Sheet1.A28 Sheet1.B18:Sheet1.B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4.03pt" svg:height="255.26pt" svg:x="273.03pt" svg:y="441.24pt">
            <loext:p draw:notify-on-update-of-ranges="Sheet1.A35:Sheet1.A135 Sheet1.C35:Sheet1.C1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4.03pt" svg:height="255.23pt" svg:x="310.51pt" svg:y="741.69pt">
            <loext:p draw:notify-on-update-of-ranges="Sheet1.E57:Sheet1.E57 Sheet1.A35:Sheet1.A135 Sheet1.B35:Sheet1.B13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ing-pong Lo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159551.035782" calcext:value-type="float">
            <text:p>3159551.035782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972283407.63359" calcext:value-type="float">
            <text:p>1972283407.63359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528904649.03955" calcext:value-type="float">
            <text:p>2528904649.03955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567487262.41713" calcext:value-type="float">
            <text:p>2567487262.41713</text:p>
          </table:table-cell>
          <table:table-cell table:number-columns-repeated="2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764078287.66728" calcext:value-type="float">
            <text:p>2764078287.66728</text:p>
          </table:table-cell>
          <table:table-cell table:number-columns-repeated="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918360250.9913" calcext:value-type="float">
            <text:p>2918360250.9913</text:p>
          </table:table-cell>
          <table:table-cell table:number-columns-repeated="2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044453378.16752" calcext:value-type="float">
            <text:p>3044453378.16752</text:p>
          </table:table-cell>
          <table:table-cell/>
          <table:table-cell office:value-type="float" office:value="1694643863.97695" calcext:value-type="float">
            <text:p>1694643863.97695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207900838.89116" calcext:value-type="float">
            <text:p>3207900838.89116</text:p>
          </table:table-cell>
          <table:table-cell table:number-columns-repeated="2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321403073.51231" calcext:value-type="float">
            <text:p>3321403073.51231</text:p>
          </table:table-cell>
          <table:table-cell table:number-columns-repeated="2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160894216.97541" calcext:value-type="float">
            <text:p>3160894216.97541</text:p>
          </table:table-cell>
          <table:table-cell table:number-columns-repeated="2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610305265.54061" calcext:value-type="float">
            <text:p>3610305265.54061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162528.934967" calcext:value-type="float">
            <text:p>3162528.93496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84142518.857143" calcext:value-type="float">
            <text:p>484142518.85714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41147344.175824" calcext:value-type="float">
            <text:p>741147344.17582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56473225.1046" calcext:value-type="float">
            <text:p>1056473225.1046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248175067.90353" calcext:value-type="float">
            <text:p>1248175067.9035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53675640.66543" calcext:value-type="float">
            <text:p>1553675640.6654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521978387.32076" calcext:value-type="float">
            <text:p>1521978387.32076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688561150.89734" calcext:value-type="float">
            <text:p>1688561150.8973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840897262.46575" calcext:value-type="float">
            <text:p>1840897262.465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936742039.20564" calcext:value-type="float">
            <text:p>1936742039.20564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68225765.51724" calcext:value-type="float">
            <text:p>2068225765.51724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547792.862566" calcext:value-type="float">
            <text:p>2547792.86256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78671981.920904" calcext:value-type="float">
            <text:p>478671981.92090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25512953.73317" calcext:value-type="float">
            <text:p>825512953.7331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38014802.8777" calcext:value-type="float">
            <text:p>1038014802.877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342847029.14172" calcext:value-type="float">
            <text:p>1342847029.14172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565248643.57542" calcext:value-type="float">
            <text:p>1565248643.57542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517397564.48458" calcext:value-type="float">
            <text:p>1517397564.48458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694643863.97695" calcext:value-type="float">
            <text:p>1694643863.9769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867762337.1786" calcext:value-type="float">
            <text:p>1867762337.1786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947973146.39175" calcext:value-type="float">
            <text:p>1947973146.39175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43064868.12652" calcext:value-type="float">
            <text:p>2043064868.12652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38820619.86755" calcext:value-type="float">
            <text:p>2038820619.86755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52922711.7677" calcext:value-type="float">
            <text:p>2052922711.7677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102809057.41811" calcext:value-type="float">
            <text:p>2102809057.41811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305530124.17852" calcext:value-type="float">
            <text:p>2305530124.17852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386976418.5782" calcext:value-type="float">
            <text:p>2386976418.5782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439629683.5604" calcext:value-type="float">
            <text:p>2439629683.5604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460176242.75862" calcext:value-type="float">
            <text:p>2460176242.75862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581440924.04955" calcext:value-type="float">
            <text:p>2581440924.04955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286271513.69176" calcext:value-type="float">
            <text:p>2286271513.69176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628912233.0462" calcext:value-type="float">
            <text:p>2628912233.0462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500810983.7531" calcext:value-type="float">
            <text:p>2500810983.7531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644228601.21733" calcext:value-type="float">
            <text:p>2644228601.21733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707179103.50631" calcext:value-type="float">
            <text:p>2707179103.50631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2507444482.78867" calcext:value-type="float">
            <text:p>2507444482.78867</text:p>
          </table:table-cell>
          <table:table-cell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.000004" calcext:value-type="float">
            <text:p>0.000004</text:p>
          </table:table-cell>
          <table:table-cell table:style-name="ce2" office:value-type="float" office:value="2393600525.72732" calcext:value-type="float">
            <text:p>2393600525.72732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888253518.64993" calcext:value-type="float">
            <text:p>1888253518.64993</text:p>
          </table:table-cell>
          <table:table-cell table:number-columns-repeated="2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2615599446.81097" calcext:value-type="float">
            <text:p>2615599446.81097</text:p>
          </table:table-cell>
          <table:table-cell table:number-columns-repeated="2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393936934.08049" calcext:value-type="float">
            <text:p>2393936934.08049</text:p>
          </table:table-cell>
          <table:table-cell table:number-columns-repeated="2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650693695.64185" calcext:value-type="float">
            <text:p>1650693695.64185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2775547145.31422" calcext:value-type="float">
            <text:p>2775547145.31422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731748323.23444" calcext:value-type="float">
            <text:p>2731748323.23444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700722575.60976" calcext:value-type="float">
            <text:p>2700722575.60976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780200302.00803" calcext:value-type="float">
            <text:p>2780200302.00803</text:p>
          </table:table-cell>
          <table:table-cell table:number-columns-repeated="2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831727623.62283" calcext:value-type="float">
            <text:p>2831727623.62283</text:p>
          </table:table-cell>
          <table:table-cell table:number-columns-repeated="2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817123895.2518" calcext:value-type="float">
            <text:p>2817123895.2518</text:p>
          </table:table-cell>
          <table:table-cell table:number-columns-repeated="2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824439215.33427" calcext:value-type="float">
            <text:p>2824439215.33427</text:p>
          </table:table-cell>
          <table:table-cell table:number-columns-repeated="2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767044403.56506" calcext:value-type="float">
            <text:p>2767044403.56506</text:p>
          </table:table-cell>
          <table:table-cell table:number-columns-repeated="2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844978720.32121" calcext:value-type="float">
            <text:p>2844978720.32121</text:p>
          </table:table-cell>
          <table:table-cell table:number-columns-repeated="2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860485997.2028" calcext:value-type="float">
            <text:p>2860485997.2028</text:p>
          </table:table-cell>
          <table:table-cell table:number-columns-repeated="2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645345466.64039" calcext:value-type="float">
            <text:p>2645345466.64039</text:p>
          </table:table-cell>
          <table:table-cell table:number-columns-repeated="2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559172877.66413" calcext:value-type="float">
            <text:p>2559172877.66413</text:p>
          </table:table-cell>
          <table:table-cell table:number-columns-repeated="2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284638068.58995" calcext:value-type="float">
            <text:p>2284638068.58995</text:p>
          </table:table-cell>
          <table:table-cell table:number-columns-repeated="2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457725000.54496" calcext:value-type="float">
            <text:p>2457725000.54496</text:p>
          </table:table-cell>
          <table:table-cell table:number-columns-repeated="2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014089678.55974" calcext:value-type="float">
            <text:p>2014089678.55974</text:p>
          </table:table-cell>
          <table:table-cell table:number-columns-repeated="2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889944478.22426" calcext:value-type="float">
            <text:p>2889944478.22426</text:p>
          </table:table-cell>
          <table:table-cell table:number-columns-repeated="2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2831693720.32282" calcext:value-type="float">
            <text:p>2831693720.32282</text:p>
          </table:table-cell>
          <table:table-cell table:number-columns-repeated="2"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862264286.55416" calcext:value-type="float">
            <text:p>2862264286.55416</text:p>
          </table:table-cell>
          <table:table-cell table:number-columns-repeated="2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916271325.70601" calcext:value-type="float">
            <text:p>2916271325.70601</text:p>
          </table:table-cell>
          <table:table-cell table:number-columns-repeated="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921482878.52194" calcext:value-type="float">
            <text:p>2921482878.52194</text:p>
          </table:table-cell>
          <table:table-cell table:number-columns-repeated="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954846177.70734" calcext:value-type="float">
            <text:p>2954846177.70734</text:p>
          </table:table-cell>
          <table:table-cell table:number-columns-repeated="2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952581639.33069" calcext:value-type="float">
            <text:p>2952581639.33069</text:p>
          </table:table-cell>
          <table:table-cell table:number-columns-repeated="2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850181297.27258" calcext:value-type="float">
            <text:p>2850181297.27258</text:p>
          </table:table-cell>
          <table:table-cell table:number-columns-repeated="2"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994983061.66021" calcext:value-type="float">
            <text:p>2994983061.66021</text:p>
          </table:table-cell>
          <table:table-cell table:number-columns-repeated="2"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963170164.02878" calcext:value-type="float">
            <text:p>2963170164.02878</text:p>
          </table:table-cell>
          <table:table-cell table:number-columns-repeated="2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2951437966.61337" calcext:value-type="float">
            <text:p>2951437966.61337</text:p>
          </table:table-cell>
          <table:table-cell table:number-columns-repeated="2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039598473.75061" calcext:value-type="float">
            <text:p>3039598473.75061</text:p>
          </table:table-cell>
          <table:table-cell table:number-columns-repeated="2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3046565007.67638" calcext:value-type="float">
            <text:p>3046565007.67638</text:p>
          </table:table-cell>
          <table:table-cell table:number-columns-repeated="2"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050928840.62696" calcext:value-type="float">
            <text:p>3050928840.62696</text:p>
          </table:table-cell>
          <table:table-cell table:number-columns-repeated="2"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091891056.08994" calcext:value-type="float">
            <text:p>3091891056.08994</text:p>
          </table:table-cell>
          <table:table-cell table:number-columns-repeated="2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099278843.03525" calcext:value-type="float">
            <text:p>3099278843.03525</text:p>
          </table:table-cell>
          <table:table-cell table:number-columns-repeated="2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141255019.67163" calcext:value-type="float">
            <text:p>3141255019.67163</text:p>
          </table:table-cell>
          <table:table-cell table:number-columns-repeated="2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161693250.75216" calcext:value-type="float">
            <text:p>3161693250.75216</text:p>
          </table:table-cell>
          <table:table-cell table:number-columns-repeated="2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071719831.93375" calcext:value-type="float">
            <text:p>3071719831.93375</text:p>
          </table:table-cell>
          <table:table-cell table:number-columns-repeated="2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878342525.22112" calcext:value-type="float">
            <text:p>2878342525.22112</text:p>
          </table:table-cell>
          <table:table-cell table:number-columns-repeated="2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887706677.6807" calcext:value-type="float">
            <text:p>2887706677.6807</text:p>
          </table:table-cell>
          <table:table-cell table:number-columns-repeated="2"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648168407.84314" calcext:value-type="float">
            <text:p>2648168407.84314</text:p>
          </table:table-cell>
          <table:table-cell table:number-columns-repeated="2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91014621.24914" calcext:value-type="float">
            <text:p>2591014621.24914</text:p>
          </table:table-cell>
          <table:table-cell table:number-columns-repeated="2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201960039.73621" calcext:value-type="float">
            <text:p>3201960039.73621</text:p>
          </table:table-cell>
          <table:table-cell table:number-columns-repeated="2"/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230006071.02804" calcext:value-type="float">
            <text:p>3230006071.02804</text:p>
          </table:table-cell>
          <table:table-cell table:number-columns-repeated="2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296584036.37384" calcext:value-type="float">
            <text:p>3296584036.37384</text:p>
          </table:table-cell>
          <table:table-cell table:number-columns-repeated="2"/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238684540.32894" calcext:value-type="float">
            <text:p>3238684540.32894</text:p>
          </table:table-cell>
          <table:table-cell table:number-columns-repeated="2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284293391.76295" calcext:value-type="float">
            <text:p>3284293391.76295</text:p>
          </table:table-cell>
          <table:table-cell table:number-columns-repeated="2"/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181570234.18182" calcext:value-type="float">
            <text:p>3181570234.18182</text:p>
          </table:table-cell>
          <table:table-cell table:number-columns-repeated="2"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328013283.7309" calcext:value-type="float">
            <text:p>3328013283.7309</text:p>
          </table:table-cell>
          <table:table-cell table:number-columns-repeated="2"/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335875340.38436" calcext:value-type="float">
            <text:p>3335875340.38436</text:p>
          </table:table-cell>
          <table:table-cell table:number-columns-repeated="2"/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324823851.28406" calcext:value-type="float">
            <text:p>3324823851.28406</text:p>
          </table:table-cell>
          <table:table-cell table:number-columns-repeated="2"/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357186966.76627" calcext:value-type="float">
            <text:p>3357186966.76627</text:p>
          </table:table-cell>
          <table:table-cell table:number-columns-repeated="2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333649057.97249" calcext:value-type="float">
            <text:p>3333649057.97249</text:p>
          </table:table-cell>
          <table:table-cell table:number-columns-repeated="2"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374663534.01222" calcext:value-type="float">
            <text:p>3374663534.01222</text:p>
          </table:table-cell>
          <table:table-cell table:number-columns-repeated="2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383352368.39319" calcext:value-type="float">
            <text:p>3383352368.39319</text:p>
          </table:table-cell>
          <table:table-cell table:number-columns-repeated="2"/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3420035903.77454" calcext:value-type="float">
            <text:p>3420035903.77454</text:p>
          </table:table-cell>
          <table:table-cell table:number-columns-repeated="2"/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145272566.3733" calcext:value-type="float">
            <text:p>3145272566.3733</text:p>
          </table:table-cell>
          <table:table-cell table:number-columns-repeated="2"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2947463915.68254" calcext:value-type="float">
            <text:p>2947463915.68254</text:p>
          </table:table-cell>
          <table:table-cell table:number-columns-repeated="2"/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2571057855.08938" calcext:value-type="float">
            <text:p>2571057855.08938</text:p>
          </table:table-cell>
          <table:table-cell table:number-columns-repeated="2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446667791.59014" calcext:value-type="float">
            <text:p>3446667791.59014</text:p>
          </table:table-cell>
          <table:table-cell table:number-columns-repeated="2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450934708.02344" calcext:value-type="float">
            <text:p>3450934708.02344</text:p>
          </table:table-cell>
          <table:table-cell table:number-columns-repeated="2"/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476921672.40681" calcext:value-type="float">
            <text:p>3476921672.40681</text:p>
          </table:table-cell>
          <table:table-cell table:number-columns-repeated="2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393227117.45375" calcext:value-type="float">
            <text:p>3393227117.45375</text:p>
          </table:table-cell>
          <table:table-cell table:number-columns-repeated="2"/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487075297.51313" calcext:value-type="float">
            <text:p>3487075297.51313</text:p>
          </table:table-cell>
          <table:table-cell table:number-columns-repeated="2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417714636.55087" calcext:value-type="float">
            <text:p>3417714636.55087</text:p>
          </table:table-cell>
          <table:table-cell table:number-columns-repeated="2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478911889.17749" calcext:value-type="float">
            <text:p>3478911889.17749</text:p>
          </table:table-cell>
          <table:table-cell table:number-columns-repeated="2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501977414.15608" calcext:value-type="float">
            <text:p>3501977414.15608</text:p>
          </table:table-cell>
          <table:table-cell table:number-columns-repeated="2"/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524844951.7958" calcext:value-type="float">
            <text:p>3524844951.7958</text:p>
          </table:table-cell>
          <table:table-cell table:number-columns-repeated="2"/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571212671.0291" calcext:value-type="float">
            <text:p>3571212671.0291</text:p>
          </table:table-cell>
          <table:table-cell table:number-columns-repeated="2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552096472.77994" calcext:value-type="float">
            <text:p>3552096472.77994</text:p>
          </table:table-cell>
          <table:table-cell table:number-columns-repeated="2"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577524726.61855" calcext:value-type="float">
            <text:p>3577524726.61855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3589672969.03397" calcext:value-type="float">
            <text:p>3589672969.03397</text:p>
          </table:table-cell>
          <table:table-cell table:number-columns-repeated="2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254819754.86936" calcext:value-type="float">
            <text:p>3254819754.86936</text:p>
          </table:table-cell>
          <table:table-cell table:number-columns-repeated="2"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3067612476.74977" calcext:value-type="float">
            <text:p>3067612476.74977</text:p>
          </table:table-cell>
          <table:table-cell table:number-columns-repeated="2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802554488.3247" calcext:value-type="float">
            <text:p>2802554488.32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00/00/0000</text:date>, <text:time style:data-style-name="N2" text:time-value="12:39:27.452737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4:23:32.235851001</meta:creation-date>
    <dc:date>2019-12-08T14:31:20.974671456</dc:date>
    <meta:editing-duration>PT32M23S</meta:editing-duration>
    <meta:editing-cycles>4</meta:editing-cycles>
    <meta:generator>LibreOffice/5.1.6.2$Linux_X86_64 LibreOffice_project/10m0$Build-2</meta:generator>
    <meta:document-statistic meta:table-count="1" meta:cell-count="3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45cm" svg:height="7.04cm" xlink:href=".." xlink:type="simple" chart:class="chart:line" chart:style-name="ch1">
        <chart:title svg:x="3.634cm" svg:y="0.276cm" chart:style-name="ch2">
          <text:p>Messages Passed: 10 times</text:p>
        </chart:title>
        <chart:subtitle svg:x="3.687cm" svg:y="1.195cm" chart:style-name="ch3">
          <text:p>Message size: in range 1-10001</text:p>
        </chart:subtitle>
        <chart:plot-area chart:style-name="ch4" table:cell-range-address="Sheet1.E3:Sheet1.E3 Sheet1.A3:Sheet1.A13 Sheet1.C3:Sheet1.C13" chart:data-source-has-labels="both" svg:x="1.271cm" svg:y="2.018cm" svg:width="11.514cm" svg:height="3.901cm">
          <chartooo:coordinate-region svg:x="3.374cm" svg:y="2.218cm" svg:width="8.946cm" svg:height="3.054cm"/>
          <chart:axis chart:dimension="x" chart:name="primary-x" chart:style-name="ch5" chartooo:axis-type="auto">
            <chartooo:date-scale/>
            <chart:title svg:x="5.595cm" svg:y="6.059cm" chart:style-name="ch6">
              <text:p>Length of message</text:p>
            </chart:title>
            <chart:categories table:cell-range-address="Sheet1.A3:Sheet1.A13"/>
          </chart:axis>
          <chart:axis chart:dimension="y" chart:name="primary-y" chart:style-name="ch5">
            <chart:title svg:x="0.451cm" svg:y="5.295cm" chart:style-name="ch7">
              <text:p>Rate (throughput)</text:p>
            </chart:title>
            <chart:grid chart:style-name="ch8" chart:class="major"/>
          </chart:axis>
          <chart:series chart:style-name="ch9" chart:values-cell-range-address="Sheet1.C3:Sheet1.C1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3</svg:desc>
                </draw:g>
              </table:table-cell>
              <table:table-cell office:value-type="float" office:value="3159551.035782">
                <text:p>3159551.035782</text:p>
                <draw:g>
                  <svg:desc>Sheet1.C3:Sheet1.C13</svg:desc>
                </draw:g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972283407.63359">
                <text:p>1972283407.6335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528904649.03955">
                <text:p>2528904649.03955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2567487262.41713">
                <text:p>2567487262.41713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2764078287.66728">
                <text:p>2764078287.66728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2918360250.9913">
                <text:p>2918360250.9913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3044453378.16752">
                <text:p>3044453378.16752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3207900838.89116">
                <text:p>3207900838.89116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3321403073.51231">
                <text:p>3321403073.51231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3160894216.97541">
                <text:p>3160894216.97541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3610305265.54061">
                <text:p>3610305265.54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28cm" svg:height="6.934cm" xlink:href=".." xlink:type="simple" chart:class="chart:line" chart:style-name="ch1">
        <chart:title svg:x="3.853cm" svg:y="0.274cm" chart:style-name="ch2">
          <text:p>Messages passed: 10 times</text:p>
        </chart:title>
        <chart:subtitle svg:x="3.879cm" svg:y="1.191cm" chart:style-name="ch3">
          <text:p>Message size: in range 1-10001</text:p>
        </chart:subtitle>
        <chart:plot-area chart:style-name="ch4" table:cell-range-address="Sheet1.D32:Sheet1.D32 Sheet1.A3:Sheet1.B13" chart:data-source-has-labels="both" svg:x="1.279cm" svg:y="2.012cm" svg:width="11.881cm" svg:height="3.803cm">
          <chartooo:coordinate-region svg:x="2.932cm" svg:y="2.212cm" svg:width="9.763cm" svg:height="2.956cm"/>
          <chart:axis chart:dimension="x" chart:name="primary-x" chart:style-name="ch5" chartooo:axis-type="auto">
            <chartooo:date-scale/>
            <chart:title svg:x="5.786cm" svg:y="5.953cm" chart:style-name="ch6">
              <text:p>Length of message</text:p>
            </chart:title>
            <chart:categories table:cell-range-address="Sheet1.A3:Sheet1.A13"/>
          </chart:axis>
          <chart:axis chart:dimension="y" chart:name="primary-y" chart:style-name="ch5">
            <chart:title svg:x="0.451cm" svg:y="4.314cm" chart:style-name="ch7">
              <text:p>Time</text:p>
            </chart:title>
            <chart:grid chart:style-name="ch8" chart:class="major"/>
          </chart:axis>
          <chart:series chart:style-name="ch9" chart:values-cell-range-address="Sheet1.B3:Sheet1.B1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3</svg:desc>
                </draw:g>
              </table:table-cell>
              <table:table-cell office:value-type="float" office:value="0.000001">
                <text:p>0.000001</text:p>
                <draw:g>
                  <svg:desc>Sheet1.B3:Sheet1.B13</svg:desc>
                </draw:g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0.000011">
                <text:p>0.000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91cm" svg:height="7.252cm" xlink:href=".." xlink:type="simple" chart:class="chart:line" chart:style-name="ch1">
        <chart:title svg:x="3.607cm" svg:y="0.281cm" chart:style-name="ch2">
          <text:p>Messages Passed: 10 times</text:p>
        </chart:title>
        <chart:subtitle svg:x="3.766cm" svg:y="1.205cm" chart:style-name="ch3">
          <text:p>Message size: in range 1-1001</text:p>
        </chart:subtitle>
        <chart:plot-area chart:style-name="ch4" table:cell-range-address="Sheet1.A18:Sheet1.A28 Sheet1.C18:Sheet1.C28" chart:data-source-has-labels="column" svg:x="1.27cm" svg:y="2.033cm" svg:width="11.462cm" svg:height="4.093cm">
          <chartooo:coordinate-region svg:x="3.373cm" svg:y="2.232cm" svg:width="8.987cm" svg:height="3.247cm"/>
          <chart:axis chart:dimension="x" chart:name="primary-x" chart:style-name="ch5" chartooo:axis-type="auto">
            <chartooo:date-scale/>
            <chart:title svg:x="5.568cm" svg:y="6.271cm" chart:style-name="ch6">
              <text:p>Length of message</text:p>
            </chart:title>
            <chart:categories table:cell-range-address="Sheet1.A18:Sheet1.A28"/>
          </chart:axis>
          <chart:axis chart:dimension="y" chart:name="primary-y" chart:style-name="ch5">
            <chart:title svg:x="0.451cm" svg:y="5.406cm" chart:style-name="ch7">
              <text:p>Rate (throughput)</text:p>
            </chart:title>
            <chart:grid chart:style-name="ch8" chart:class="major"/>
          </chart:axis>
          <chart:series chart:style-name="ch9" chart:values-cell-range-address="Sheet1.C18:Sheet1.C2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8:Sheet1.A28</svg:desc>
                </draw:g>
              </table:table-cell>
              <table:table-cell office:value-type="float" office:value="3162528.934967">
                <text:p>3162528.934967</text:p>
                <draw:g>
                  <svg:desc>Sheet1.C18:Sheet1.C28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84142518.857143">
                <text:p>484142518.85714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741147344.175824">
                <text:p>741147344.17582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056473225.1046">
                <text:p>1056473225.104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248175067.90353">
                <text:p>1248175067.90353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553675640.66543">
                <text:p>1553675640.6654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521978387.32076">
                <text:p>1521978387.32076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688561150.89734">
                <text:p>1688561150.89734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840897262.46575">
                <text:p>1840897262.4657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936742039.20564">
                <text:p>1936742039.20564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2068225765.51724">
                <text:p>2068225765.517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1cm" svg:height="6.775cm" xlink:href=".." xlink:type="simple" chart:class="chart:line" chart:style-name="ch1">
        <chart:title svg:x="3.772cm" svg:y="0.271cm" chart:style-name="ch2">
          <text:p>Messages Passed: 10 times</text:p>
        </chart:title>
        <chart:subtitle svg:x="3.931cm" svg:y="1.185cm" chart:style-name="ch3">
          <text:p>Message size: in range 1-1001</text:p>
        </chart:subtitle>
        <chart:plot-area chart:style-name="ch4" table:cell-range-address="Sheet1.F22:Sheet1.F22 Sheet1.A18:Sheet1.B28" chart:data-source-has-labels="both" svg:x="1.277cm" svg:y="2.003cm" svg:width="11.778cm" svg:height="3.656cm">
          <chartooo:coordinate-region svg:x="3.116cm" svg:y="2.202cm" svg:width="9.567cm" svg:height="2.81cm"/>
          <chart:axis chart:dimension="x" chart:name="primary-x" chart:style-name="ch5" chartooo:axis-type="auto">
            <chartooo:date-scale/>
            <chart:title svg:x="5.733cm" svg:y="5.794cm" chart:style-name="ch6">
              <text:p>Length of message</text:p>
            </chart:title>
            <chart:categories table:cell-range-address="Sheet1.A18:Sheet1.A28"/>
          </chart:axis>
          <chart:axis chart:dimension="y" chart:name="primary-y" chart:style-name="ch5">
            <chart:title svg:x="0.451cm" svg:y="4.232cm" chart:style-name="ch7">
              <text:p>Time</text:p>
            </chart:title>
            <chart:grid chart:style-name="ch8" chart:class="major"/>
          </chart:axis>
          <chart:series chart:style-name="ch9" chart:values-cell-range-address="Sheet1.B18:Sheet1.B2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8:Sheet1.A28</svg:desc>
                </draw:g>
              </table:table-cell>
              <table:table-cell office:value-type="float" office:value="0.000001">
                <text:p>0.000001</text:p>
                <draw:g>
                  <svg:desc>Sheet1.B18:Sheet1.B28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00002">
                <text:p>0.000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title svg:x="4.962cm" svg:y="0.316cm" chart:style-name="ch2">
          <text:p>Messages passed:  100 times</text:p>
        </chart:title>
        <chart:subtitle svg:x="5.174cm" svg:y="1.275cm" chart:style-name="ch3">
          <text:p>Message size: in range 1-10001</text:p>
        </chart:subtitle>
        <chart:plot-area chart:style-name="ch4" table:cell-range-address="Sheet1.A35:Sheet1.A135 Sheet1.C35:Sheet1.C135" svg:x="1.331cm" svg:y="2.138cm" svg:width="14.367cm" svg:height="5.707cm">
          <chartooo:coordinate-region svg:x="3.434cm" svg:y="2.337cm" svg:width="11.799cm" svg:height="4.861cm"/>
          <chart:axis chart:dimension="x" chart:name="primary-x" chart:style-name="ch5">
            <chart:title svg:x="7.081cm" svg:y="8.025cm" chart:style-name="ch6">
              <text:p>Length of message</text:p>
            </chart:title>
          </chart:axis>
          <chart:axis chart:dimension="y" chart:name="primary-y" chart:style-name="ch5">
            <chart:title svg:x="0.451cm" svg:y="6.318cm" chart:style-name="ch7">
              <text:p>Rate (throughput)</text:p>
            </chart:title>
            <chart:grid chart:style-name="ch8" chart:class="major"/>
          </chart:axis>
          <chart:series chart:style-name="ch9" chart:values-cell-range-address="Sheet1.C35:Sheet1.C135" chart:class="chart:scatter">
            <chart:domain table:cell-range-address="Sheet1.A35:Sheet1.A135"/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5:Sheet1.A135</svg:desc>
                </draw:g>
              </table:table-cell>
              <table:table-cell office:value-type="float" office:value="2547792.862566">
                <text:p>2547792.862566</text:p>
                <draw:g>
                  <svg:desc>Sheet1.C35:Sheet1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478671981.920904">
                <text:p>478671981.920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825512953.73317">
                <text:p>825512953.73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038014802.8777">
                <text:p>1038014802.8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342847029.14172">
                <text:p>1342847029.14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565248643.57542">
                <text:p>1565248643.57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517397564.48458">
                <text:p>1517397564.48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694643863.97695">
                <text:p>1694643863.97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867762337.1786">
                <text:p>1867762337.1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1947973146.39175">
                <text:p>1947973146.39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2043064868.12652">
                <text:p>2043064868.12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038820619.86755">
                <text:p>2038820619.86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052922711.7677">
                <text:p>2052922711.7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102809057.41811">
                <text:p>2102809057.41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2305530124.17852">
                <text:p>2305530124.17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2386976418.5782">
                <text:p>2386976418.57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2439629683.5604">
                <text:p>2439629683.5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2460176242.75862">
                <text:p>2460176242.75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581440924.04955">
                <text:p>2581440924.04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2286271513.69176">
                <text:p>2286271513.69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2628912233.0462">
                <text:p>2628912233.0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2500810983.7531">
                <text:p>2500810983.7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2644228601.21733">
                <text:p>2644228601.21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2707179103.50631">
                <text:p>2707179103.50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2507444482.78867">
                <text:p>2507444482.78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2393600525.72732">
                <text:p>2393600525.72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1">
                <text:p>2601</text:p>
              </table:table-cell>
              <table:table-cell office:value-type="float" office:value="1888253518.64993">
                <text:p>1888253518.64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1">
                <text:p>2701</text:p>
              </table:table-cell>
              <table:table-cell office:value-type="float" office:value="2615599446.81097">
                <text:p>2615599446.810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1">
                <text:p>2801</text:p>
              </table:table-cell>
              <table:table-cell office:value-type="float" office:value="2393936934.08049">
                <text:p>2393936934.08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1">
                <text:p>2901</text:p>
              </table:table-cell>
              <table:table-cell office:value-type="float" office:value="1650693695.64185">
                <text:p>1650693695.64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1">
                <text:p>3001</text:p>
              </table:table-cell>
              <table:table-cell office:value-type="float" office:value="2775547145.31422">
                <text:p>2775547145.31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1">
                <text:p>3101</text:p>
              </table:table-cell>
              <table:table-cell office:value-type="float" office:value="2731748323.23444">
                <text:p>2731748323.23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1">
                <text:p>3201</text:p>
              </table:table-cell>
              <table:table-cell office:value-type="float" office:value="2700722575.60976">
                <text:p>2700722575.60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1">
                <text:p>3301</text:p>
              </table:table-cell>
              <table:table-cell office:value-type="float" office:value="2780200302.00803">
                <text:p>2780200302.00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2831727623.62283">
                <text:p>2831727623.62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1">
                <text:p>3501</text:p>
              </table:table-cell>
              <table:table-cell office:value-type="float" office:value="2817123895.2518">
                <text:p>2817123895.2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1">
                <text:p>3601</text:p>
              </table:table-cell>
              <table:table-cell office:value-type="float" office:value="2824439215.33427">
                <text:p>2824439215.33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1">
                <text:p>3701</text:p>
              </table:table-cell>
              <table:table-cell office:value-type="float" office:value="2767044403.56506">
                <text:p>2767044403.56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1">
                <text:p>3801</text:p>
              </table:table-cell>
              <table:table-cell office:value-type="float" office:value="2844978720.32121">
                <text:p>2844978720.32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1">
                <text:p>3901</text:p>
              </table:table-cell>
              <table:table-cell office:value-type="float" office:value="2860485997.2028">
                <text:p>2860485997.2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1">
                <text:p>4001</text:p>
              </table:table-cell>
              <table:table-cell office:value-type="float" office:value="2645345466.64039">
                <text:p>2645345466.64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1">
                <text:p>4101</text:p>
              </table:table-cell>
              <table:table-cell office:value-type="float" office:value="2559172877.66413">
                <text:p>2559172877.66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1">
                <text:p>4201</text:p>
              </table:table-cell>
              <table:table-cell office:value-type="float" office:value="2284638068.58995">
                <text:p>2284638068.58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1">
                <text:p>4301</text:p>
              </table:table-cell>
              <table:table-cell office:value-type="float" office:value="2457725000.54496">
                <text:p>2457725000.54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1">
                <text:p>4401</text:p>
              </table:table-cell>
              <table:table-cell office:value-type="float" office:value="2014089678.55974">
                <text:p>2014089678.559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1">
                <text:p>4501</text:p>
              </table:table-cell>
              <table:table-cell office:value-type="float" office:value="2889944478.22426">
                <text:p>2889944478.22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1">
                <text:p>4601</text:p>
              </table:table-cell>
              <table:table-cell office:value-type="float" office:value="2831693720.32282">
                <text:p>2831693720.32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1">
                <text:p>4701</text:p>
              </table:table-cell>
              <table:table-cell office:value-type="float" office:value="2862264286.55416">
                <text:p>2862264286.55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1">
                <text:p>4801</text:p>
              </table:table-cell>
              <table:table-cell office:value-type="float" office:value="2916271325.70601">
                <text:p>2916271325.706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1">
                <text:p>4901</text:p>
              </table:table-cell>
              <table:table-cell office:value-type="float" office:value="2921482878.52194">
                <text:p>2921482878.52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1">
                <text:p>5001</text:p>
              </table:table-cell>
              <table:table-cell office:value-type="float" office:value="2954846177.70734">
                <text:p>2954846177.707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1">
                <text:p>5101</text:p>
              </table:table-cell>
              <table:table-cell office:value-type="float" office:value="2952581639.33069">
                <text:p>2952581639.330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1">
                <text:p>5201</text:p>
              </table:table-cell>
              <table:table-cell office:value-type="float" office:value="2850181297.27258">
                <text:p>2850181297.272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1">
                <text:p>5301</text:p>
              </table:table-cell>
              <table:table-cell office:value-type="float" office:value="2994983061.66021">
                <text:p>2994983061.66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1">
                <text:p>5401</text:p>
              </table:table-cell>
              <table:table-cell office:value-type="float" office:value="2963170164.02878">
                <text:p>2963170164.028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1">
                <text:p>5501</text:p>
              </table:table-cell>
              <table:table-cell office:value-type="float" office:value="2951437966.61337">
                <text:p>2951437966.61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1">
                <text:p>5601</text:p>
              </table:table-cell>
              <table:table-cell office:value-type="float" office:value="3039598473.75061">
                <text:p>3039598473.750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1">
                <text:p>5701</text:p>
              </table:table-cell>
              <table:table-cell office:value-type="float" office:value="3046565007.67638">
                <text:p>3046565007.67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1">
                <text:p>5801</text:p>
              </table:table-cell>
              <table:table-cell office:value-type="float" office:value="3050928840.62696">
                <text:p>3050928840.626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1">
                <text:p>5901</text:p>
              </table:table-cell>
              <table:table-cell office:value-type="float" office:value="3091891056.08994">
                <text:p>3091891056.08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1">
                <text:p>6001</text:p>
              </table:table-cell>
              <table:table-cell office:value-type="float" office:value="3099278843.03525">
                <text:p>3099278843.03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1">
                <text:p>6101</text:p>
              </table:table-cell>
              <table:table-cell office:value-type="float" office:value="3141255019.67163">
                <text:p>3141255019.67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1">
                <text:p>6201</text:p>
              </table:table-cell>
              <table:table-cell office:value-type="float" office:value="3161693250.75216">
                <text:p>3161693250.75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1">
                <text:p>6301</text:p>
              </table:table-cell>
              <table:table-cell office:value-type="float" office:value="3071719831.93375">
                <text:p>3071719831.93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1">
                <text:p>6401</text:p>
              </table:table-cell>
              <table:table-cell office:value-type="float" office:value="2878342525.22112">
                <text:p>2878342525.22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1">
                <text:p>6501</text:p>
              </table:table-cell>
              <table:table-cell office:value-type="float" office:value="2887706677.6807">
                <text:p>2887706677.68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1">
                <text:p>6601</text:p>
              </table:table-cell>
              <table:table-cell office:value-type="float" office:value="2648168407.84314">
                <text:p>2648168407.843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1">
                <text:p>6701</text:p>
              </table:table-cell>
              <table:table-cell office:value-type="float" office:value="2591014621.24914">
                <text:p>2591014621.249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1">
                <text:p>6801</text:p>
              </table:table-cell>
              <table:table-cell office:value-type="float" office:value="3201960039.73621">
                <text:p>3201960039.736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1">
                <text:p>6901</text:p>
              </table:table-cell>
              <table:table-cell office:value-type="float" office:value="3230006071.02804">
                <text:p>3230006071.028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1">
                <text:p>7001</text:p>
              </table:table-cell>
              <table:table-cell office:value-type="float" office:value="3296584036.37384">
                <text:p>3296584036.37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1">
                <text:p>7101</text:p>
              </table:table-cell>
              <table:table-cell office:value-type="float" office:value="3238684540.32894">
                <text:p>3238684540.32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1">
                <text:p>7201</text:p>
              </table:table-cell>
              <table:table-cell office:value-type="float" office:value="3284293391.76295">
                <text:p>3284293391.762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1">
                <text:p>7301</text:p>
              </table:table-cell>
              <table:table-cell office:value-type="float" office:value="3181570234.18182">
                <text:p>3181570234.18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1">
                <text:p>7401</text:p>
              </table:table-cell>
              <table:table-cell office:value-type="float" office:value="3328013283.7309">
                <text:p>3328013283.7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1">
                <text:p>7501</text:p>
              </table:table-cell>
              <table:table-cell office:value-type="float" office:value="3335875340.38436">
                <text:p>3335875340.384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1">
                <text:p>7601</text:p>
              </table:table-cell>
              <table:table-cell office:value-type="float" office:value="3324823851.28406">
                <text:p>3324823851.28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1">
                <text:p>7701</text:p>
              </table:table-cell>
              <table:table-cell office:value-type="float" office:value="3357186966.76627">
                <text:p>3357186966.76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1">
                <text:p>7801</text:p>
              </table:table-cell>
              <table:table-cell office:value-type="float" office:value="3333649057.97249">
                <text:p>3333649057.972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1">
                <text:p>7901</text:p>
              </table:table-cell>
              <table:table-cell office:value-type="float" office:value="3374663534.01222">
                <text:p>3374663534.01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1">
                <text:p>8001</text:p>
              </table:table-cell>
              <table:table-cell office:value-type="float" office:value="3383352368.39319">
                <text:p>3383352368.39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1">
                <text:p>8101</text:p>
              </table:table-cell>
              <table:table-cell office:value-type="float" office:value="3420035903.77454">
                <text:p>3420035903.774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1">
                <text:p>8201</text:p>
              </table:table-cell>
              <table:table-cell office:value-type="float" office:value="3145272566.3733">
                <text:p>3145272566.37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1">
                <text:p>8301</text:p>
              </table:table-cell>
              <table:table-cell office:value-type="float" office:value="2947463915.68254">
                <text:p>2947463915.68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1">
                <text:p>8401</text:p>
              </table:table-cell>
              <table:table-cell office:value-type="float" office:value="2571057855.08938">
                <text:p>2571057855.089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1">
                <text:p>8501</text:p>
              </table:table-cell>
              <table:table-cell office:value-type="float" office:value="3446667791.59014">
                <text:p>3446667791.5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1">
                <text:p>8601</text:p>
              </table:table-cell>
              <table:table-cell office:value-type="float" office:value="3450934708.02344">
                <text:p>3450934708.02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1">
                <text:p>8701</text:p>
              </table:table-cell>
              <table:table-cell office:value-type="float" office:value="3476921672.40681">
                <text:p>3476921672.406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1">
                <text:p>8801</text:p>
              </table:table-cell>
              <table:table-cell office:value-type="float" office:value="3393227117.45375">
                <text:p>3393227117.45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1">
                <text:p>8901</text:p>
              </table:table-cell>
              <table:table-cell office:value-type="float" office:value="3487075297.51313">
                <text:p>3487075297.51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1">
                <text:p>9001</text:p>
              </table:table-cell>
              <table:table-cell office:value-type="float" office:value="3417714636.55087">
                <text:p>3417714636.550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1">
                <text:p>9101</text:p>
              </table:table-cell>
              <table:table-cell office:value-type="float" office:value="3478911889.17749">
                <text:p>3478911889.17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1">
                <text:p>9201</text:p>
              </table:table-cell>
              <table:table-cell office:value-type="float" office:value="3501977414.15608">
                <text:p>3501977414.15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1">
                <text:p>9301</text:p>
              </table:table-cell>
              <table:table-cell office:value-type="float" office:value="3524844951.7958">
                <text:p>3524844951.7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1">
                <text:p>9401</text:p>
              </table:table-cell>
              <table:table-cell office:value-type="float" office:value="3571212671.0291">
                <text:p>3571212671.0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1">
                <text:p>9501</text:p>
              </table:table-cell>
              <table:table-cell office:value-type="float" office:value="3552096472.77994">
                <text:p>3552096472.779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1">
                <text:p>9601</text:p>
              </table:table-cell>
              <table:table-cell office:value-type="float" office:value="3577524726.61855">
                <text:p>3577524726.61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1">
                <text:p>9701</text:p>
              </table:table-cell>
              <table:table-cell office:value-type="float" office:value="3589672969.03397">
                <text:p>3589672969.033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3254819754.86936">
                <text:p>3254819754.86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1">
                <text:p>9901</text:p>
              </table:table-cell>
              <table:table-cell office:value-type="float" office:value="3067612476.74977">
                <text:p>3067612476.74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1">
                <text:p>10001</text:p>
              </table:table-cell>
              <table:table-cell office:value-type="float" office:value="2802554488.3247">
                <text:p>2802554488.3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title svg:x="5.029cm" svg:y="0.316cm" chart:style-name="ch2">
          <text:p>Messages passed: 100 times</text:p>
        </chart:title>
        <chart:subtitle svg:x="5.174cm" svg:y="1.275cm" chart:style-name="ch3">
          <text:p>Message size: in range 1-10001</text:p>
        </chart:subtitle>
        <chart:plot-area chart:style-name="ch4" table:cell-range-address="Sheet1.E57:Sheet1.E57 Sheet1.A35:Sheet1.B135" chart:data-source-has-labels="both" svg:x="1.331cm" svg:y="2.138cm" svg:width="14.367cm" svg:height="5.706cm">
          <chartooo:coordinate-region svg:x="2.984cm" svg:y="2.138cm" svg:width="12.572cm" svg:height="4.322cm"/>
          <chart:axis chart:dimension="x" chart:name="primary-x" chart:style-name="ch5" chartooo:axis-type="auto">
            <chartooo:date-scale/>
            <chart:title svg:x="7.081cm" svg:y="8.024cm" chart:style-name="ch6">
              <text:p>Length of message</text:p>
            </chart:title>
            <chart:categories table:cell-range-address="Sheet1.A35:Sheet1.A135"/>
          </chart:axis>
          <chart:axis chart:dimension="y" chart:name="primary-y" chart:style-name="ch5">
            <chart:title svg:x="0.451cm" svg:y="5.392cm" chart:style-name="ch7">
              <text:p>Time</text:p>
            </chart:title>
            <chart:grid chart:style-name="ch8" chart:class="major"/>
          </chart:axis>
          <chart:series chart:style-name="ch9" chart:values-cell-range-address="Sheet1.B35:Sheet1.B135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5:Sheet1.A135</svg:desc>
                </draw:g>
              </table:table-cell>
              <table:table-cell office:value-type="float" office:value="0.000002">
                <text:p>0.000002</text:p>
                <draw:g>
                  <svg:desc>Sheet1.B35:Sheet1.B135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0.000014">
                <text:p>0.0000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